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cm" fo:min-width="2.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3cm"/>
    </style:style>
    <style:style style:name="gr3" style:family="graphic" style:parent-style-name="standard">
      <style:graphic-properties svg:stroke-color="#000000" draw:marker-start="CF_20_Zero_20_One" draw:marker-start-width="0.3cm" draw:marker-end="CF_20_Zero_20_Many" draw:marker-end-width="0.3cm" draw:fill="solid" draw:fill-color="#ffffff" draw:textarea-vertical-align="middle" draw:start-line-spacing-horizontal="0.6cm" draw:start-line-spacing-vertical="0.6cm" draw:end-line-spacing-horizontal="0.6cm" draw:end-line-spacing-vertical="0.6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1.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5cm" fo:min-width="1.9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cm" fo:min-width="1.9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.9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2cm" svg:height="1.6cm" svg:x="8cm" svg:y="12.7cm">
          <draw:glue-point draw:id="4" svg:x="-2.5cm" svg:y="-5cm"/>
          <draw:glue-point draw:id="5" svg:x="2.916cm" svg:y="-5cm"/>
          <draw:glue-point draw:id="6" svg:x="2.812cm" svg:y="5cm"/>
          <draw:glue-point draw:id="7" svg:x="-2.083cm" svg:y="5cm"/>
          <draw:glue-point draw:id="8" svg:x="-5cm" svg:y="3.333cm"/>
          <draw:glue-point draw:id="9" svg:x="-5cm" svg:y="-2.5cm"/>
          <draw:glue-point draw:id="10" svg:x="5cm" svg:y="-2.5cm"/>
          <draw:glue-point draw:id="11" svg:x="5cm" svg:y="3.333cm"/>
          <text:p text:style-name="P1"><text:span text:style-name="T1">Movi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8cm" svg:height="1cm" svg:x="8.2cm" svg:y="7.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9.6cm" svg:y1="8.2cm" svg:x2="9.6cm" svg:y2="12.7cm" draw:start-shape="id1" draw:end-shape="id2" svg:d="M9600 8200v601 3298 601" svg:viewBox="0 0 1 4501">
          <text:p/>
        </draw:connector>
        <draw:custom-shape draw:style-name="gr4" draw:text-style-name="P2" xml:id="id7" draw:id="id7" draw:layer="layout" svg:width="2.4cm" svg:height="1.2cm" svg:x="13.05cm" svg:y="12.9cm">
          <text:p text:style-name="P1"><text:span text:style-name="T1">Gend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2.4cm" svg:height="2.9cm" svg:x="17.2cm" svg:y="12.05cm">
          <draw:glue-point draw:id="4" svg:x="-5cm" svg:y="-2.931cm"/>
          <draw:glue-point draw:id="5" svg:x="-5cm" svg:y="2.586cm"/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2.4cm" svg:height="1.6cm" svg:x="17.2cm" svg:y="7.4cm">
          <text:p text:style-name="P1"><text:span text:style-name="T1">Also</text:span></text:p>
          <text:p text:style-name="P1"><text:span text:style-name="T1">known</text:span></text:p>
          <text:p text:style-name="P1"><text:span text:style-name="T1">a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2.4cm" svg:height="1.2cm" svg:x="13.05cm" svg:y="16.5cm">
          <text:p text:style-name="P1"><text:span text:style-name="T1">Cast memb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4cm" svg:height="1.2cm" svg:x="13.05cm" svg:y="9.8cm">
          <text:p text:style-name="P1"><text:span text:style-name="T1">Crew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11.2cm" svg:y1="13.1cm" svg:x2="13.05cm" svg:y2="10.4cm" draw:start-shape="id2" draw:start-glue-point="10" draw:end-shape="id3" svg:d="M11200 13100h601l648-2700h601" svg:viewBox="0 0 1851 2701">
          <text:p/>
        </draw:connector>
        <draw:connector draw:style-name="gr3" draw:text-style-name="P3" draw:layer="layout" draw:type="lines" svg:x1="11.2cm" svg:y1="14.033cm" svg:x2="13.05cm" svg:y2="17.1cm" draw:start-shape="id2" draw:start-glue-point="11" draw:end-shape="id4" draw:end-glue-point="3" svg:d="M11200 14033h601l597 3067h652" svg:viewBox="0 0 1851 3068">
          <text:p/>
        </draw:connector>
        <draw:connector draw:style-name="gr3" draw:text-style-name="P3" draw:layer="layout" draw:type="lines" svg:x1="17.2cm" svg:y1="12.651cm" svg:x2="15.45cm" svg:y2="10.4cm" draw:start-shape="id5" draw:start-glue-point="4" draw:end-shape="id3" svg:d="M17200 12651h-601l-548-2251h-601" svg:viewBox="0 0 1751 2252">
          <text:p/>
        </draw:connector>
        <draw:connector draw:style-name="gr3" draw:text-style-name="P3" draw:layer="layout" draw:type="lines" svg:x1="17.2cm" svg:y1="14.249cm" svg:x2="15.45cm" svg:y2="17.1cm" draw:start-shape="id5" draw:start-glue-point="5" draw:end-shape="id4" svg:d="M17200 14249h-601l-490 2851h-659" svg:viewBox="0 0 1751 2852">
          <text:p/>
        </draw:connector>
        <draw:connector draw:style-name="gr3" draw:text-style-name="P3" draw:layer="layout" draw:type="lines" svg:x1="18.4cm" svg:y1="12.05cm" svg:x2="18.4cm" svg:y2="9cm" draw:start-shape="id5" draw:start-glue-point="0" draw:end-shape="id6" draw:end-glue-point="2" svg:d="M18400 12050v-601-1848-601" svg:viewBox="0 0 1 3051">
          <text:p/>
        </draw:connector>
        <draw:connector draw:style-name="gr3" draw:text-style-name="P3" draw:layer="layout" draw:type="lines" svg:x1="14.25cm" svg:y1="12.9cm" svg:x2="14.25cm" svg:y2="11cm" draw:start-shape="id7" draw:start-glue-point="0" draw:end-shape="id3" draw:end-glue-point="2" svg:d="M14250 12900v-601-698-601" svg:viewBox="0 0 1 1901">
          <text:p/>
        </draw:connector>
        <draw:connector draw:style-name="gr3" draw:text-style-name="P3" draw:layer="layout" draw:type="lines" svg:x1="14.25cm" svg:y1="14.1cm" svg:x2="14.25cm" svg:y2="16.5cm" draw:start-shape="id7" draw:start-glue-point="2" draw:end-shape="id4" draw:end-glue-point="0" svg:d="M14250 14100v601 1198 601" svg:viewBox="0 0 1 2401">
          <text:p/>
        </draw:connector>
        <draw:connector draw:style-name="gr3" draw:text-style-name="P3" draw:layer="layout" draw:type="lines" svg:x1="15.45cm" svg:y1="13.5cm" svg:x2="17.2cm" svg:y2="13.5cm" draw:start-shape="id7" draw:end-shape="id5" draw:end-glue-point="3" svg:d="M15450 13500h601 548 601" svg:viewBox="0 0 1751 1">
          <text:p/>
        </draw:connector>
        <draw:custom-shape draw:style-name="gr4" draw:text-style-name="P2" xml:id="id8" draw:id="id8" draw:layer="layout" svg:width="2.4cm" svg:height="1.2cm" svg:x="2.1cm" svg:y="8.1cm">
          <text:p text:style-name="P1"><text:span text:style-name="T1">Genr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2.4cm" svg:height="1.2cm" svg:x="2.1cm" svg:y="11.4cm">
          <text:p text:style-name="P1"><text:span text:style-name="T1">Movie genr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3.3cm" svg:y1="9.3cm" svg:x2="3.3cm" svg:y2="11.4cm" draw:start-shape="id8" draw:start-glue-point="2" draw:end-shape="id9" draw:end-glue-point="0" svg:d="M3300 9300v601 898 601" svg:viewBox="0 0 1 2101">
          <text:p/>
        </draw:connector>
        <draw:connector draw:style-name="gr3" draw:text-style-name="P3" draw:layer="layout" draw:type="lines" svg:x1="8cm" svg:y1="13.1cm" svg:x2="4.5cm" svg:y2="12cm" draw:start-shape="id2" draw:start-glue-point="9" draw:end-shape="id9" draw:end-glue-point="1" svg:d="M8000 13100h-601l-2298-1100h-601" svg:viewBox="0 0 3501 1101">
          <text:p/>
        </draw:connector>
        <draw:custom-shape draw:style-name="gr4" draw:text-style-name="P2" xml:id="id10" draw:id="id10" draw:layer="layout" svg:width="2.4cm" svg:height="1.2cm" svg:x="2.1cm" svg:y="17.4cm">
          <text:p text:style-name="P1"><text:span text:style-name="T1">Spoken</text:span></text:p>
          <text:p text:style-name="P1"><text:span text:style-name="T1">languag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2.4cm" svg:height="1.2cm" svg:x="2.1cm" svg:y="14.3cm">
          <text:p text:style-name="P1"><text:span text:style-name="T1">Movie</text:span></text:p>
          <text:p text:style-name="P1"><text:span text:style-name="T1">languag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3.3cm" svg:y1="17.4cm" svg:x2="3.3cm" svg:y2="15.5cm" draw:start-shape="id10" draw:start-glue-point="0" draw:end-shape="id11" draw:end-glue-point="2" svg:d="M3300 17400v-601-698-601" svg:viewBox="0 0 1 1901">
          <text:p/>
        </draw:connector>
        <draw:connector draw:style-name="gr3" draw:text-style-name="P3" draw:layer="layout" draw:type="lines" svg:x1="8cm" svg:y1="14.033cm" svg:x2="4.5cm" svg:y2="14.9cm" draw:start-shape="id2" draw:start-glue-point="8" draw:end-shape="id11" draw:end-glue-point="1" svg:d="M8000 14033h-601l-2298 867h-601" svg:viewBox="0 0 3501 868">
          <text:p/>
        </draw:connector>
        <draw:custom-shape draw:style-name="gr4" draw:text-style-name="P2" xml:id="id12" draw:id="id12" draw:layer="layout" svg:width="2.4cm" svg:height="1.2cm" svg:x="5.9cm" svg:y="21.1cm">
          <text:p text:style-name="P1"><text:span text:style-name="T1">Production</text:span></text:p>
          <text:p text:style-name="P1"><text:span text:style-name="T1">country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3" draw:id="id13" draw:layer="layout" svg:width="2.4cm" svg:height="1.5cm" svg:x="5.9cm" svg:y="17.7cm">
          <text:p text:style-name="P1"><text:span text:style-name="T1">Movie</text:span></text:p>
          <text:p text:style-name="P1"><text:span text:style-name="T1">production</text:span></text:p>
          <text:p text:style-name="P1"><text:span text:style-name="T1">country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7.1cm" svg:y1="21.1cm" svg:x2="7.1cm" svg:y2="19.2cm" draw:start-shape="id12" draw:start-glue-point="0" draw:end-shape="id13" draw:end-glue-point="2" svg:d="M7100 21100v-601-698-601" svg:viewBox="0 0 1 1901">
          <text:p/>
        </draw:connector>
        <draw:connector draw:style-name="gr3" draw:text-style-name="P3" draw:layer="layout" draw:type="lines" svg:x1="8.934cm" svg:y1="14.3cm" svg:x2="7.1cm" svg:y2="17.7cm" draw:start-shape="id2" draw:start-glue-point="7" draw:end-shape="id13" draw:end-glue-point="0" svg:d="M8934 14300v601l-1834 2198v601" svg:viewBox="0 0 1835 3401">
          <text:p/>
        </draw:connector>
        <draw:custom-shape draw:style-name="gr4" draw:text-style-name="P2" xml:id="id14" draw:id="id14" draw:layer="layout" svg:width="2.4cm" svg:height="1.2cm" svg:x="9.6cm" svg:y="21.1cm">
          <text:p text:style-name="P1"><text:span text:style-name="T1">Production</text:span></text:p>
          <text:p text:style-name="P1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5" draw:id="id15" draw:layer="layout" svg:width="2.4cm" svg:height="1.5cm" svg:x="9.6cm" svg:y="17.7cm">
          <text:p text:style-name="P1"><text:span text:style-name="T1">Movie</text:span></text:p>
          <text:p text:style-name="P1"><text:span text:style-name="T1">production</text:span></text:p>
          <text:p text:style-name="P1"><text:span text:style-name="T1">compa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s" svg:x1="10.8cm" svg:y1="21.1cm" svg:x2="10.8cm" svg:y2="19.2cm" draw:start-shape="id14" draw:start-glue-point="0" draw:end-shape="id15" svg:d="M10800 21100v-601-698-601" svg:viewBox="0 0 1 1901">
          <text:p/>
        </draw:connector>
        <draw:connector draw:style-name="gr3" draw:text-style-name="P3" draw:layer="layout" draw:type="lines" svg:x1="10.499cm" svg:y1="14.3cm" svg:x2="10.8cm" svg:y2="17.7cm" draw:start-shape="id2" draw:start-glue-point="6" draw:end-shape="id15" svg:d="M10499 14300v601l301 2198v601" svg:viewBox="0 0 302 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F_20_Zero_20_Many" draw:display-name="CF Zero Many" svg:viewBox="-1500 -4500 3000 60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l1500-2789v-211h-114l-1286 2392v-2392h-200v2392l-1286-2392h-114v211z"/>
    <draw:marker draw:name="CF_20_Zero_20_One" draw:display-name="CF Zero One" svg:viewBox="-1600 -4300 3200 58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h100v-2800h-200v2800zM100-2900v100h1500v-200h-1500zM-100-2900v100h-1500v-200h1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Smith</meta:initial-creator>
    <meta:creation-date>2018-05-22T12:12:28.747116393</meta:creation-date>
    <dc:date>2018-05-22T14:52:39.704760764</dc:date>
    <dc:creator>Neil Smith</dc:creator>
    <meta:editing-duration>PT29M22S</meta:editing-duration>
    <meta:editing-cycles>1</meta:editing-cycles>
    <meta:document-statistic meta:object-count="32"/>
    <meta:generator>LibreOffice/5.4.6.2$Linux_X86_64 LibreOffice_project/40m0$Build-2</meta:generator>
  </office:meta>
</office:document-meta>
</file>